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officeooo:rsid="000d1285" officeooo:paragraph-rsid="000d1285"/>
    </style:style>
    <style:style style:name="P2" style:family="paragraph" style:parent-style-name="Standard">
      <style:text-properties style:font-name="Times New Roman" officeooo:rsid="000d1285" officeooo:paragraph-rsid="000d9d2f"/>
    </style:style>
    <style:style style:name="P3" style:family="paragraph" style:parent-style-name="Standard">
      <style:text-properties style:font-name="Times New Roman" officeooo:rsid="000d9d2f" officeooo:paragraph-rsid="000d9d2f"/>
    </style:style>
    <style:style style:name="P4" style:family="paragraph" style:parent-style-name="Standard">
      <style:paragraph-properties fo:break-before="page"/>
      <style:text-properties style:font-name="Times New Roman" officeooo:rsid="000d1285" officeooo:paragraph-rsid="000d9d2f"/>
    </style:style>
    <style:style style:name="T1" style:family="text">
      <style:text-properties officeooo:rsid="000d1285"/>
    </style:style>
    <style:style style:name="T2" style:family="text">
      <style:text-properties officeooo:rsid="000d9d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text:tab/><text:tab/><text:tab/><text:tab/><text:tab/><text:tab/>William Entriken</text:p>
      <text:p text:style-name="P1"><text:tab/><text:tab/><text:tab/><text:tab/><text:tab/><text:tab/><text:tab/><text:tab/><text:tab/><text:tab/><text:tab/><text:tab/><text:tab/><text:tab/>410 Keats Rd</text:p>
      <text:p text:style-name="P1"><text:tab/><text:tab/><text:tab/><text:tab/><text:tab/><text:tab/><text:tab/><text:tab/><text:tab/><text:tab/><text:tab/><text:tab/><text:tab/><text:tab/>Huntingdon Vy, PA 19006</text:p>
      <text:p text:style-name="P1"/>
      <text:p text:style-name="P1">March 31, 2017</text:p>
      <text:p text:style-name="P1"/>
      <text:p text:style-name="P1">SEPTA Railroad</text:p>
      <text:p text:style-name="P1">ATTN: Michael Dobson</text:p>
      <text:p text:style-name="P1">1234 Market Street</text:p>
      <text:p text:style-name="P1">10th Floor</text:p>
      <text:p text:style-name="P1">Philadelphia, PA 19107</text:p>
      <text:p text:style-name="P1"/>
      <text:p text:style-name="P1">Dear Mr. Dobson:</text:p>
      <text:p text:style-name="P1"/>
      <text:p text:style-name="P2">I have been riding the Regional Rail for many years and always appreciate the ability to ride with SEPTA directly to a large number of places that I may want to go. This letter is in response to your “Regional Rail Service Improvement Program” and the <text:span text:style-name="T2">on-time performance (</text:span>OTP<text:span text:style-name="T2">) </text:span>page where you state: </text:p>
      <text:p text:style-name="P1"/>
      <text:p text:style-name="P1"><text:tab/>… we continue to look at schedules, train performance, and feedback from customers to <text:tab/>make further refinements for upcoming schedule changes including the next timetable <text:tab/>change that will go into effect on Sunday, April 23, 2017.</text:p>
      <text:p text:style-name="P1"/>
      <text:p text:style-name="P2">Since 2008, I have independently collected statistics on OTP performance for all SEPTA rail lines <text:span text:style-name="T2">and I have submitted reports in 2009, 2011 and 2014 with proposed schedules changes and analysis for every train. Many of these recommendations have directly resulted in schedule changes for the next update.</text:span></text:p>
      <text:p text:style-name="P2"/>
      <text:p text:style-name="P3">Please find enclosed my analysis of the most current schedule and my recommendations of refinements for upcoming schedule changes.</text:p>
      <text:p text:style-name="P3"/>
      <text:p text:style-name="P3"><text:span text:style-name="T1">Thanks again for all your effort in keeping SEPTA running safely and conveniently.</text:span></text:p>
      <text:p text:style-name="P1"/>
      <text:p text:style-name="P1">Best regards,</text:p>
      <text:p text:style-name="P1"/>
      <text:p text:style-name="P1"/>
      <text:p text:style-name="P1"/>
      <text:p text:style-name="P1">William Entriken</text:p>
      <text:p text:style-name="P1"/>
      <text:p text:style-name="P1">entriken@phor.net</text:p>
      <text:p text:style-name="P1">267-738-4201</text:p>
      <text:p text:style-name="P1"/>
      <text:p text:style-name="P1">encl.</text:p>
      <text:p text:style-name="P1"/>
      <text:p text:style-name="P2">CC: Michael Dobson</text:p>
      <text:p text:style-name="P4"><text:tab/><text:tab/><text:tab/><text:tab/><text:tab/><text:tab/><text:tab/><text:tab/><text:tab/><text:tab/><text:tab/><text:tab/><text:tab/><text:tab/>William Entriken</text:p>
      <text:p text:style-name="P2"><text:tab/><text:tab/><text:tab/><text:tab/><text:tab/><text:tab/><text:tab/><text:tab/><text:tab/><text:tab/><text:tab/><text:tab/><text:tab/><text:tab/>410 Keats Rd</text:p>
      <text:p text:style-name="P2"><text:tab/><text:tab/><text:tab/><text:tab/><text:tab/><text:tab/><text:tab/><text:tab/><text:tab/><text:tab/><text:tab/><text:tab/><text:tab/><text:tab/>Huntingdon Vy, PA 19006</text:p>
      <text:p text:style-name="P2"/>
      <text:p text:style-name="P2">March 31, 2017</text:p>
      <text:p text:style-name="P2"/>
      <text:p text:style-name="P2">SEPTA Railroad</text:p>
      <text:p text:style-name="P2">ATTN: <text:span text:style-name="T2">Jeffrey Knueppel</text:span></text:p>
      <text:p text:style-name="P2">1234 Market Street</text:p>
      <text:p text:style-name="P2">10th Floor</text:p>
      <text:p text:style-name="P2">Philadelphia, PA 19107</text:p>
      <text:p text:style-name="P2"/>
      <text:p text:style-name="P2">Dear Mr. <text:span text:style-name="T2">Knueppel</text:span>:</text:p>
      <text:p text:style-name="P2"/>
      <text:p text:style-name="P2">I have been riding the Regional Rail for many years and always appreciate the ability to ride with SEPTA directly to a large number of places that I may want to go. This letter is in response to your “Regional Rail Service Improvement Program” and the <text:span text:style-name="T2">on-time performance (</text:span>OTP<text:span text:style-name="T2">) </text:span>page where you state: </text:p>
      <text:p text:style-name="P2"/>
      <text:p text:style-name="P2"><text:tab/>… we continue to look at schedules, train performance, and feedback from customers to <text:tab/>make further refinements for upcoming schedule changes including the next timetable <text:tab/>change that will go into effect on Sunday, April 23, 2017.</text:p>
      <text:p text:style-name="P2"/>
      <text:p text:style-name="P2">Since 2008, I have independently collected statistics on OTP performance for all SEPTA rail lines <text:span text:style-name="T2">and I have submitted reports in 2009, 2011 and 2014 with proposed schedules changes and analysis for every train. Many of these recommendations have directly resulted in schedule changes for the next update.</text:span></text:p>
      <text:p text:style-name="P2"/>
      <text:p text:style-name="P3">Please find enclosed my analysis of the most current schedule and my recommendations of refinements for upcoming schedule changes.</text:p>
      <text:p text:style-name="P3"/>
      <text:p text:style-name="P3"><text:span text:style-name="T1">Thanks again for all your effort in keeping SEPTA running safely and conveniently.</text:span></text:p>
      <text:p text:style-name="P2"/>
      <text:p text:style-name="P2">Best regards,</text:p>
      <text:p text:style-name="P2"/>
      <text:p text:style-name="P2"/>
      <text:p text:style-name="P2"/>
      <text:p text:style-name="P2">William Entriken</text:p>
      <text:p text:style-name="P2"/>
      <text:p text:style-name="P2">entriken@phor.net</text:p>
      <text:p text:style-name="P2">267-738-4201</text:p>
      <text:p text:style-name="P2"/>
      <text:p text:style-name="P2">encl.</text:p>
      <text:p text:style-name="P2"/>
      <text:p text:style-name="P2">CC: <text:span text:style-name="T2">Jeffrey D. Knueppel</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23:06:56.740772000</meta:creation-date>
    <dc:date>2017-03-30T23:23:32.699976000</dc:date>
    <meta:editing-duration>PT5M45S</meta:editing-duration>
    <meta:editing-cycles>1</meta:editing-cycles>
    <meta:document-statistic meta:table-count="0" meta:image-count="0" meta:object-count="0" meta:page-count="2" meta:paragraph-count="42" meta:word-count="415" meta:character-count="2681" meta:non-whitespace-character-count="2216"/>
    <meta:generator>LibreOffice_Vanilla/5.2.3.5$MacOSX_X86_64 LibreOffice_project/83adc9c35c74e0badc710d981405858b1179a327</meta:generator>
  </office:meta>
</office:document-meta>
</file>